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9.314cm"/>
      <style:paragraph-properties style:writing-mode="lr-tb"/>
    </style:style>
    <style:style style:name="gr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9cm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7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6cm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2.317cm" fo:padding-top="0.145cm" fo:padding-bottom="0.145cm" fo:padding-left="0.27cm" fo:padding-right="0.27cm"/>
    </style:style>
    <style:style style:name="gr9" style:family="graphic" style:parent-style-name="standard">
      <style:graphic-properties draw:stroke="none" svg:stroke-color="#000000" draw:fill="none" draw:fill-color="#ffffff" fo:min-height="0.173cm"/>
      <style:paragraph-properties style:writing-mode="lr-tb"/>
    </style:style>
    <style:style style:name="gr10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6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</style:style>
    <style:style style:name="gr1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6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4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2.313cm" fo:padding-top="0.145cm" fo:padding-bottom="0.145cm" fo:padding-left="0.27cm" fo:padding-right="0.27cm"/>
    </style:style>
    <style:style style:name="gr1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17" style:family="graphic" style:parent-style-name="objectwithoutfill">
      <style:graphic-properties draw:stroke="dash" draw:stroke-dash="Long_20_Dash"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18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2.315cm" fo:padding-top="0.145cm" fo:padding-bottom="0.145cm" fo:padding-left="0.27cm" fo:padding-right="0.27cm"/>
    </style:style>
    <style:style style:name="gr19" style:family="graphic" style:parent-style-name="objectwithoutfill">
      <style:graphic-properties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2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6cm" fo:padding-top="0.145cm" fo:padding-bottom="0.145cm" fo:padding-left="0.27cm" fo:padding-right="0.27cm"/>
      <style:paragraph-properties style:writing-mode="lr-tb"/>
    </style:style>
    <style:style style:name="gr2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6cm" fo:padding-top="0.145cm" fo:padding-bottom="0.145cm" fo:padding-left="0.27cm" fo:padding-right="0.2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503cm"/>
      <style:paragraph-properties style:writing-mode="lr-tb"/>
    </style:style>
    <style:style style:name="gr2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2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6cm" fo:padding-top="0.145cm" fo:padding-bottom="0.145cm" fo:padding-left="0.27cm" fo:padding-right="0.27cm"/>
      <style:paragraph-properties style:writing-mode="lr-tb"/>
    </style:style>
    <style:style style:name="gr2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2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2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2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6cm" fo:padding-top="0.145cm" fo:padding-bottom="0.145cm" fo:padding-left="0.27cm" fo:padding-right="0.27cm"/>
      <style:paragraph-properties style:writing-mode="lr-tb"/>
    </style:style>
    <style:style style:name="gr2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3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3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3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3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6cm" fo:padding-top="0.145cm" fo:padding-bottom="0.145cm" fo:padding-left="0.27cm" fo:padding-right="0.27cm"/>
      <style:paragraph-properties style:writing-mode="lr-tb"/>
    </style:style>
    <style:style style:name="gr3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3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3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3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38" style:family="graphic" style:parent-style-name="objectwithoutfill">
      <style:graphic-properties draw:stroke="solid" draw:stroke-dash="Long_20_Dash"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3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6cm" fo:padding-top="0.145cm" fo:padding-bottom="0.145cm" fo:padding-left="0.27cm" fo:padding-right="0.27cm"/>
      <style:paragraph-properties style:writing-mode="lr-tb"/>
    </style:style>
    <style:style style:name="gr4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4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2.316cm" fo:padding-top="0.145cm" fo:padding-bottom="0.145cm" fo:padding-left="0.27cm" fo:padding-right="0.27cm"/>
    </style:style>
    <style:style style:name="P1" style:family="paragraph">
      <style:paragraph-properties fo:text-align="start" style:writing-mode="lr-tb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style:paragraph-properties fo:text-align="center"/>
      <style:text-properties style:font-name="Arial" fo:font-size="18pt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style:font-name="Arial" fo:font-size="18pt" style:font-size-asian="18pt" style:font-size-complex="18pt"/>
    </style:style>
    <style:style style:name="P9" style:family="paragraph">
      <style:paragraph-properties fo:text-align="center" style:writing-mode="lr-tb"/>
      <style:text-properties style:font-name="Arial" fo:font-size="18pt" style:font-size-asian="18pt" style:font-size-complex="18pt"/>
    </style:style>
    <style:style style:name="P10" style:family="paragraph">
      <loext:graphic-properties draw:fill="none"/>
      <style:paragraph-properties fo:text-align="center" style:writing-mode="lr-tb"/>
      <style:text-properties style:font-name="Arial" fo:font-size="18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style:font-name="Aria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14cm" svg:height="1.6cm" svg:x="0cm" svg:y="-2.2cm">
          <text:p text:style-name="P1"><text:span text:style-name="T1">Linked List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1.427cm" svg:height="1.429cm" svg:x="5.122cm" svg:y="9.452cm">
            <text:p text:style-name="P2"><text:span text:style-name="T2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429cm" svg:height="1.429cm" draw:transform="rotate (-3.14159265358979) translate (7.978cm 10.88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5" draw:layer="layout" draw:type="curve" svg:x1="7.404cm" svg:y1="10.165cm" svg:x2="9.408cm" svg:y2="10.166cm" draw:start-shape="id1" draw:start-glue-point="6" draw:end-shape="id2" draw:end-glue-point="3" svg:d="M7404 10165c1489 0 488 1 2004 1" svg:viewBox="0 0 2005 2">
            <text:p/>
          </draw:connector>
          <draw:custom-shape draw:style-name="gr5" draw:text-style-name="P6" xml:id="id1" draw:id="id1" draw:layer="layout" svg:width="0.283cm" svg:height="0.284cm" draw:transform="rotate (-3.14159265358979) translate (7.404cm 10.3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xml:id="id2" draw:id="id2" draw:layer="layout" svg:width="1.43cm" svg:height="1.429cm" svg:x="9.408cm" svg:y="9.452cm">
            <text:p text:style-name="P2"><text:span text:style-name="T2">B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measurelines" svg:width="1.426cm" svg:height="1.429cm" draw:transform="rotate (-3.14159265358979) translate (12.264cm 10.8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5" draw:layer="measurelines" draw:type="curve" svg:x1="11.693cm" svg:y1="10.168cm" svg:x2="13.694cm" svg:y2="10.168cm" draw:start-shape="id3" draw:start-glue-point="6" svg:d="M11693 10168h2001" svg:viewBox="0 0 2002 1">
            <text:p/>
          </draw:connector>
          <draw:custom-shape draw:style-name="gr5" draw:text-style-name="P6" xml:id="id3" draw:id="id3" draw:layer="measurelines" svg:width="0.286cm" svg:height="0.283cm" draw:transform="rotate (-3.14159265358979) translate (11.693cm 10.3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5" draw:layer="layout" draw:type="curve" svg:x1="4.887cm" svg:y1="8.483cm" svg:x2="6.551cm" svg:y2="9.453cm" draw:start-shape="id4" draw:start-glue-point="2" draw:end-shape="id5" draw:end-glue-point="2" svg:d="M4887 8483c0 712 1664 228 1664 970" svg:viewBox="0 0 1665 971">
            <text:p/>
          </draw:connector>
          <draw:custom-shape draw:style-name="gr8" draw:text-style-name="P4" xml:id="id5" draw:id="id5" draw:layer="layout" svg:width="2.857cm" svg:height="1.429cm" draw:transform="rotate (-3.14159265358979) translate (7.979cm 10.8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8" xml:id="id4" draw:id="id4" draw:layer="layout" svg:width="1.951cm" svg:height="0.962cm" svg:x="3.912cm" svg:y="7.521cm">
            <draw:text-box>
              <text:p text:style-name="P7"><text:span text:style-name="T2">head</text:span></text:p>
            </draw:text-box>
          </draw:frame>
          <draw:custom-shape draw:style-name="gr10" draw:text-style-name="P10" draw:layer="layout" svg:width="1.426cm" svg:height="1.429cm" svg:x="13.69cm" svg:y="9.454cm">
            <text:p text:style-name="P9"><text:span text:style-name="T2">C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427cm" svg:height="1.429cm" svg:x="15.116cm" svg:y="9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xml:id="id6" draw:id="id6" draw:layer="layout" svg:width="0.286cm" svg:height="0.284cm" svg:x="15.688cm" svg:y="10.0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xml:id="id7" draw:id="id7" draw:layer="layout" svg:width="1.426cm" svg:height="1.429cm" svg:x="17.973cm" svg:y="9.453cm">
            <text:p text:style-name="P2"><text:span text:style-name="T2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5" draw:layer="layout" draw:type="curve" svg:x1="15.974cm" svg:y1="10.17cm" svg:x2="17.973cm" svg:y2="10.167cm" draw:start-shape="id6" draw:start-glue-point="10" draw:end-shape="id7" draw:end-glue-point="3" svg:d="M15974 10170c1501 0 502-3 1999-3" svg:viewBox="0 0 2000 4">
            <text:p/>
          </draw:connector>
          <draw:connector draw:style-name="gr4" draw:text-style-name="P5" draw:layer="layout" draw:type="curve" svg:x1="16.434cm" svg:y1="8.483cm" svg:x2="15.116cm" svg:y2="9.454cm" draw:start-shape="id8" draw:start-glue-point="2" draw:end-shape="id9" draw:end-glue-point="0" svg:d="M16434 8483c0 712-1318 227-1318 971" svg:viewBox="0 0 1319 972">
            <text:p/>
          </draw:connector>
          <draw:frame draw:style-name="gr13" draw:text-style-name="P8" xml:id="id8" draw:id="id8" draw:layer="layout" svg:width="1.345cm" svg:height="0.962cm" svg:x="15.762cm" svg:y="7.521cm">
            <draw:text-box>
              <text:p text:style-name="P7"><text:span text:style-name="T2">tail</text:span></text:p>
            </draw:text-box>
          </draw:frame>
          <draw:custom-shape draw:style-name="gr14" draw:text-style-name="P4" xml:id="id9" draw:id="id9" draw:layer="layout" svg:width="2.853cm" svg:height="1.429cm" svg:x="13.69cm" svg:y="9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1" draw:text-style-name="P1" draw:layer="layout" svg:width="9.814cm" svg:height="1.6cm" svg:x="0cm" svg:y="-2.2cm">
          <text:p text:style-name="P1"><text:span text:style-name="T1">Add first / Add last</text:span></text:p>
          <draw:enhanced-geometry svg:viewBox="0 0 21600 21600" draw:type="rectangle" draw:enhanced-path="M 0 0 L 21600 0 21600 21600 0 21600 0 0 Z N"/>
        </draw:custom-shape>
        <draw:g>
          <draw:custom-shape draw:style-name="gr15" draw:text-style-name="P3" draw:layer="layout" svg:width="1.43cm" svg:height="1.429cm" svg:x="9.059cm" svg:y="5.319cm">
            <text:p text:style-name="P2"><text:span text:style-name="T2">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measurelines" svg:width="1.426cm" svg:height="1.429cm" draw:transform="rotate (-3.14159265358979) translate (11.915cm 6.7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5" draw:layer="measurelines" draw:type="curve" svg:x1="11.344cm" svg:y1="6.035cm" svg:x2="13.345cm" svg:y2="6.035cm" draw:start-shape="id10" draw:start-glue-point="6" svg:d="M11344 6035h2001" svg:viewBox="0 0 2002 1">
            <text:p/>
          </draw:connector>
          <draw:custom-shape draw:style-name="gr5" draw:text-style-name="P6" xml:id="id10" draw:id="id10" draw:layer="measurelines" svg:width="0.286cm" svg:height="0.283cm" draw:transform="rotate (-3.14159265358979) translate (11.344cm 6.1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1.426cm" svg:height="1.429cm" svg:x="13.341cm" svg:y="5.322cm">
            <text:p text:style-name="P9"><text:span text:style-name="T2">B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427cm" svg:height="1.429cm" svg:x="14.767cm" svg:y="5.3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xml:id="id11" draw:id="id11" draw:layer="layout" svg:width="0.286cm" svg:height="0.284cm" svg:x="15.339cm" svg:y="5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5" draw:layer="layout" draw:type="curve" svg:x1="15.625cm" svg:y1="6.038cm" svg:x2="17.624cm" svg:y2="6.035cm" draw:start-shape="id11" draw:start-glue-point="10" svg:d="M15625 6038c1876 0 877-3 1999-3" svg:viewBox="0 0 2000 4">
            <text:p/>
          </draw:connector>
          <draw:custom-shape draw:style-name="gr16" draw:text-style-name="P3" draw:layer="layout" svg:width="1.427cm" svg:height="1.429cm" svg:x="4.772cm" svg:y="3.451cm">
            <text:p text:style-name="P2"><text:span text:style-name="T2">X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429cm" svg:height="1.429cm" draw:transform="rotate (-3.14159265358979) translate (7.628cm 4.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5" draw:layer="layout" draw:type="curve" svg:x1="7.629cm" svg:y1="4.167cm" svg:x2="9.06cm" svg:y2="6.044cm" draw:start-shape="id12" svg:d="M7629 4167c1464 0 749 1877 1431 1877" svg:viewBox="0 0 1432 1878">
            <text:p/>
          </draw:connector>
          <draw:custom-shape draw:style-name="gr5" draw:text-style-name="P6" draw:layer="layout" svg:width="0.283cm" svg:height="0.284cm" draw:transform="rotate (-3.14159265358979) translate (7.054cm 4.3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5" draw:layer="layout" draw:type="curve" svg:x1="8.809cm" svg:y1="2.415cm" svg:x2="6.201cm" svg:y2="3.452cm" draw:start-shape="id13" draw:start-glue-point="2" draw:end-shape="id12" draw:end-glue-point="2" svg:d="M8809 2415c0 763-2608 245-2608 1037" svg:viewBox="0 0 2609 1038">
            <text:p/>
          </draw:connector>
          <draw:custom-shape draw:style-name="gr8" draw:text-style-name="P4" xml:id="id12" draw:id="id12" draw:layer="layout" svg:width="2.857cm" svg:height="1.429cm" draw:transform="rotate (-3.14159265358979) translate (7.629cm 4.88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8" xml:id="id13" draw:id="id13" draw:layer="layout" svg:width="1.951cm" svg:height="0.962cm" svg:x="7.834cm" svg:y="1.453cm">
            <draw:text-box>
              <text:p text:style-name="P7"><text:span text:style-name="T2">head</text:span></text:p>
            </draw:text-box>
          </draw:frame>
          <draw:connector draw:style-name="gr17" draw:text-style-name="P5" draw:layer="layout" draw:type="curve" svg:x1="8.809cm" svg:y1="2.415cm" svg:x2="10.488cm" svg:y2="5.321cm" draw:start-shape="id13" draw:start-glue-point="2" draw:end-shape="id14" draw:end-glue-point="2" svg:d="M8809 2415c0 2164 1679 712 1679 2906" svg:viewBox="0 0 1680 2907">
            <text:p/>
          </draw:connector>
          <draw:custom-shape draw:style-name="gr18" draw:text-style-name="P4" xml:id="id14" draw:id="id14" draw:layer="layout" svg:width="2.855cm" svg:height="1.429cm" draw:transform="rotate (-3.14159265358979) translate (11.915cm 6.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" draw:text-style-name="P5" draw:layer="layout" svg:x1="6.967cm" svg:y1="4.164cm" svg:x2="7.628cm" svg:y2="4.164cm">
            <text:p/>
          </draw:line>
          <draw:custom-shape draw:style-name="gr10" draw:text-style-name="P10" draw:layer="layout" svg:width="1.426cm" svg:height="1.429cm" svg:x="17.621cm" svg:y="5.322cm">
            <text:p text:style-name="P9"><text:span text:style-name="T2">C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427cm" svg:height="1.429cm" svg:x="19.047cm" svg:y="5.3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xml:id="id15" draw:id="id15" draw:layer="layout" svg:width="0.286cm" svg:height="0.284cm" svg:x="19.619cm" svg:y="5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xml:id="id16" draw:id="id16" draw:layer="layout" svg:width="1.426cm" svg:height="1.429cm" svg:x="21.904cm" svg:y="5.321cm">
            <text:p text:style-name="P2"><text:span text:style-name="T2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5" draw:layer="layout" draw:type="curve" svg:x1="19.905cm" svg:y1="6.038cm" svg:x2="21.904cm" svg:y2="6.035cm" draw:start-shape="id15" draw:start-glue-point="10" draw:end-shape="id16" draw:end-glue-point="3" svg:d="M19905 6038c1501 0 502-3 1999-3" svg:viewBox="0 0 2000 4">
            <text:p/>
          </draw:connector>
          <draw:custom-shape draw:style-name="gr14" draw:text-style-name="P4" draw:layer="layout" svg:width="2.853cm" svg:height="1.429cm" svg:x="17.621cm" svg:y="5.3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10" draw:layer="layout" svg:width="1.426cm" svg:height="1.429cm" svg:x="14.143cm" svg:y="13.452cm">
            <text:p text:style-name="P9"><text:span text:style-name="T2">C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427cm" svg:height="1.429cm" svg:x="15.569cm" svg:y="13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286cm" svg:height="0.284cm" svg:x="16.141cm" svg:y="14.0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xml:id="id18" draw:id="id18" draw:layer="layout" svg:width="1.426cm" svg:height="1.429cm" svg:x="18.426cm" svg:y="13.451cm">
            <text:p text:style-name="P2"><text:span text:style-name="T2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7" draw:text-style-name="P5" draw:layer="layout" draw:type="curve" svg:x1="16.996cm" svg:y1="14.166cm" svg:x2="18.426cm" svg:y2="14.165cm" draw:start-shape="id17" draw:start-glue-point="1" draw:end-shape="id18" draw:end-glue-point="3" svg:d="M16996 14166c1087 0 373-1 1430-1" svg:viewBox="0 0 1431 2">
            <text:p/>
          </draw:connector>
          <draw:frame draw:style-name="gr22" draw:text-style-name="P8" xml:id="id24" draw:id="id24" draw:layer="layout" svg:width="1.577cm" svg:height="0.962cm" svg:x="12.611cm" svg:y="11.136cm">
            <draw:text-box>
              <text:p text:style-name="P7"><text:span text:style-name="T2">trav</text:span></text:p>
            </draw:text-box>
          </draw:frame>
          <draw:custom-shape draw:style-name="gr14" draw:text-style-name="P4" xml:id="id17" draw:id="id17" draw:layer="layout" svg:width="2.853cm" svg:height="1.429cm" svg:x="14.143cm" svg:y="13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" draw:layer="layout" svg:width="1.43cm" svg:height="1.429cm" svg:x="9.861cm" svg:y="13.45cm">
            <text:p text:style-name="P2"><text:span text:style-name="T2">B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26cm" svg:height="1.429cm" draw:transform="rotate (-3.14159265358979) translate (12.717cm 14.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5" draw:layer="layout" draw:type="curve" svg:x1="12.146cm" svg:y1="14.166cm" svg:x2="14.147cm" svg:y2="14.166cm" draw:start-shape="id19" draw:start-glue-point="6" svg:d="M12146 14166h2001" svg:viewBox="0 0 2002 1">
            <text:p/>
          </draw:connector>
          <draw:custom-shape draw:style-name="gr5" draw:text-style-name="P6" xml:id="id19" draw:id="id19" draw:layer="layout" svg:width="0.286cm" svg:height="0.283cm" draw:transform="rotate (-3.14159265358979) translate (12.146cm 14.3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1.426cm" svg:height="1.429cm" svg:x="18.426cm" svg:y="11.583cm">
            <text:p text:style-name="P9"><text:span text:style-name="T2">X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427cm" svg:height="1.429cm" svg:x="19.852cm" svg:y="11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xml:id="id20" draw:id="id20" draw:layer="layout" svg:width="0.286cm" svg:height="0.284cm" svg:x="20.424cm" svg:y="12.1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xml:id="id21" draw:id="id21" draw:layer="layout" svg:width="1.426cm" svg:height="1.429cm" svg:x="22.709cm" svg:y="11.582cm">
            <text:p text:style-name="P2"><text:span text:style-name="T2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5" draw:layer="layout" draw:type="curve" svg:x1="20.71cm" svg:y1="12.299cm" svg:x2="22.709cm" svg:y2="12.296cm" draw:start-shape="id20" draw:start-glue-point="10" draw:end-shape="id21" draw:end-glue-point="3" svg:d="M20710 12299c1501 0 502-3 1999-3" svg:viewBox="0 0 2000 4">
            <text:p/>
          </draw:connector>
          <draw:custom-shape draw:style-name="gr14" draw:text-style-name="P4" xml:id="id23" draw:id="id23" draw:layer="layout" svg:width="2.853cm" svg:height="1.429cm" svg:x="18.426cm" svg:y="11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" draw:text-style-name="P5" xml:id="id22" draw:id="id22" draw:layer="layout" svg:x1="16.335cm" svg:y1="14.166cm" svg:x2="16.996cm" svg:y2="14.166cm">
            <text:p/>
          </draw:line>
          <draw:connector draw:style-name="gr4" draw:text-style-name="P5" draw:layer="layout" draw:type="curve" svg:x1="16.996cm" svg:y1="14.166cm" svg:x2="18.426cm" svg:y2="12.297cm" draw:start-shape="id22" draw:start-glue-point="1" draw:end-shape="id23" svg:d="M16996 14166c1072 0 358-1869 1430-1869" svg:viewBox="0 0 1431 1870">
            <text:p/>
          </draw:connector>
          <draw:connector draw:style-name="gr4" draw:text-style-name="P5" draw:layer="layout" draw:type="curve" svg:x1="13.399cm" svg:y1="12.098cm" svg:x2="15.569cm" svg:y2="13.452cm" draw:start-shape="id24" draw:start-glue-point="2" draw:end-shape="id17" draw:end-glue-point="0" svg:d="M13399 12098c0 1000 2170 324 2170 1354" svg:viewBox="0 0 2171 1355">
            <text:p/>
          </draw:connector>
          <draw:custom-shape draw:style-name="gr25" draw:text-style-name="P3" draw:layer="layout" svg:width="1.43cm" svg:height="1.429cm" svg:x="5.583cm" svg:y="13.448cm">
            <text:p text:style-name="P2"><text:span text:style-name="T2">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26cm" svg:height="1.429cm" draw:transform="rotate (-3.14159265358979) translate (8.439cm 14.8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5" draw:layer="layout" draw:type="curve" svg:x1="7.868cm" svg:y1="14.164cm" svg:x2="9.869cm" svg:y2="14.164cm" draw:start-shape="id25" draw:start-glue-point="6" svg:d="M7868 14164h2001" svg:viewBox="0 0 2002 1">
            <text:p/>
          </draw:connector>
          <draw:custom-shape draw:style-name="gr5" draw:text-style-name="P6" xml:id="id25" draw:id="id25" draw:layer="layout" svg:width="0.286cm" svg:height="0.283cm" draw:transform="rotate (-3.14159265358979) translate (7.868cm 14.30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Default">
        <draw:custom-shape draw:style-name="gr1" draw:text-style-name="P1" draw:layer="layout" svg:width="9.814cm" svg:height="1.6cm" svg:x="0cm" svg:y="-2.2cm">
          <text:p text:style-name="P1"><text:span text:style-name="T1">Insert after / Insert before</text:span></text:p>
          <draw:enhanced-geometry svg:viewBox="0 0 21600 21600" draw:type="rectangle" draw:enhanced-path="M 0 0 L 21600 0 21600 21600 0 21600 0 0 Z N"/>
        </draw:custom-shape>
        <draw:g>
          <draw:custom-shape draw:style-name="gr26" draw:text-style-name="P3" draw:layer="layout" svg:width="1.427cm" svg:height="1.429cm" svg:x="3.931cm" svg:y="4.531cm">
            <text:p text:style-name="P2"><text:span text:style-name="T2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429cm" svg:height="1.429cm" draw:transform="rotate (-3.14159265358979) translate (6.787cm 5.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5" draw:layer="layout" draw:type="curve" svg:x1="6.213cm" svg:y1="5.244cm" svg:x2="8.217cm" svg:y2="5.245cm" draw:start-shape="id26" draw:start-glue-point="6" draw:end-shape="id27" draw:end-glue-point="3" svg:d="M6213 5244c1489 0 488 1 2004 1" svg:viewBox="0 0 2005 2">
            <text:p/>
          </draw:connector>
          <draw:custom-shape draw:style-name="gr5" draw:text-style-name="P6" xml:id="id26" draw:id="id26" draw:layer="layout" svg:width="0.283cm" svg:height="0.284cm" draw:transform="rotate (-3.14159265358979) translate (6.213cm 5.38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3" xml:id="id27" draw:id="id27" draw:layer="layout" svg:width="1.43cm" svg:height="1.429cm" svg:x="8.217cm" svg:y="4.531cm">
            <text:p text:style-name="P2"><text:span text:style-name="T2">B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xml:id="id28" draw:id="id28" draw:layer="measurelines" svg:width="1.426cm" svg:height="1.429cm" draw:transform="rotate (-3.14159265358979) translate (11.073cm 5.9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7" draw:text-style-name="P5" draw:layer="measurelines" draw:type="curve" svg:x1="11.073cm" svg:y1="5.247cm" svg:x2="12.503cm" svg:y2="5.247cm" draw:start-shape="id28" draw:start-glue-point="3" svg:d="M11073 5247h1430" svg:viewBox="0 0 1431 1">
            <text:p/>
          </draw:connector>
          <draw:custom-shape draw:style-name="gr5" draw:text-style-name="P6" draw:layer="measurelines" svg:width="0.286cm" svg:height="0.283cm" draw:transform="rotate (-3.14159265358979) translate (10.502cm 5.3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5" draw:layer="layout" draw:type="curve" svg:x1="8.096cm" svg:y1="3.562cm" svg:x2="9.646cm" svg:y2="4.531cm" draw:start-shape="id29" draw:start-glue-point="2" draw:end-shape="id30" draw:end-glue-point="2" svg:d="M8096 3562c0 712 1550 228 1550 969" svg:viewBox="0 0 1551 970">
            <text:p/>
          </draw:connector>
          <draw:custom-shape draw:style-name="gr8" draw:text-style-name="P4" xml:id="id30" draw:id="id30" draw:layer="layout" svg:width="2.857cm" svg:height="1.429cm" draw:transform="rotate (-3.14159265358979) translate (11.074cm 5.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8" xml:id="id29" draw:id="id29" draw:layer="layout" svg:width="1.951cm" svg:height="0.962cm" svg:x="7.121cm" svg:y="2.6cm">
            <draw:text-box>
              <text:p text:style-name="P7"><text:span text:style-name="T2">trav</text:span></text:p>
            </draw:text-box>
          </draw:frame>
          <draw:custom-shape draw:style-name="gr11" draw:text-style-name="P4" draw:layer="layout" svg:width="1.427cm" svg:height="1.429cm" svg:x="13.929cm" svg:y="4.5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xml:id="id31" draw:id="id31" draw:layer="layout" svg:width="0.286cm" svg:height="0.284cm" svg:x="14.501cm" svg:y="5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" xml:id="id32" draw:id="id32" draw:layer="layout" svg:width="1.426cm" svg:height="1.429cm" svg:x="16.786cm" svg:y="4.532cm">
            <text:p text:style-name="P2"><text:span text:style-name="T2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5" draw:layer="layout" draw:type="curve" svg:x1="14.787cm" svg:y1="5.249cm" svg:x2="16.786cm" svg:y2="5.246cm" draw:start-shape="id31" draw:start-glue-point="10" draw:end-shape="id32" draw:end-glue-point="3" svg:d="M14787 5249c1501 0 502-3 1999-3" svg:viewBox="0 0 2000 4">
            <text:p/>
          </draw:connector>
          <draw:custom-shape draw:style-name="gr29" draw:text-style-name="P3" xml:id="id34" draw:id="id34" draw:layer="layout" svg:width="1.43cm" svg:height="1.429cm" svg:x="12.499cm" svg:y="4.532cm">
            <text:p text:style-name="P2"><text:span text:style-name="T2">C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" xml:id="id35" draw:id="id35" draw:layer="layout" svg:width="1.43cm" svg:height="1.429cm" svg:x="10.572cm" svg:y="7.047cm">
            <text:p text:style-name="P2"><text:span text:style-name="T2">X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xml:id="id33" draw:id="id33" draw:layer="layout" svg:width="1.426cm" svg:height="1.429cm" draw:transform="rotate (-3.14159265358979) translate (13.428cm 8.4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5" draw:layer="layout" draw:type="curve" svg:x1="13.428cm" svg:y1="7.763cm" svg:x2="13.214cm" svg:y2="5.961cm" draw:start-shape="id33" draw:start-glue-point="3" draw:end-shape="id34" draw:end-glue-point="2" svg:d="M13428 7763c780 0 651-630 402-877s-616-111-616-925" svg:viewBox="0 0 809 1803">
            <text:p/>
          </draw:connector>
          <draw:custom-shape draw:style-name="gr5" draw:text-style-name="P6" draw:layer="layout" svg:width="0.286cm" svg:height="0.283cm" draw:transform="rotate (-3.14159265358979) translate (12.857cm 7.90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5" draw:layer="layout" svg:x1="12.767cm" svg:y1="7.763cm" svg:x2="13.428cm" svg:y2="7.763cm">
            <text:p/>
          </draw:line>
          <draw:line draw:style-name="gr19" draw:text-style-name="P5" draw:layer="layout" svg:x1="10.412cm" svg:y1="5.247cm" svg:x2="11.073cm" svg:y2="5.247cm">
            <text:p/>
          </draw:line>
          <draw:connector draw:style-name="gr4" draw:text-style-name="P5" draw:layer="layout" draw:type="curve" svg:x1="11.073cm" svg:y1="5.247cm" svg:x2="11.287cm" svg:y2="7.047cm" draw:start-shape="id28" draw:start-glue-point="3" draw:end-shape="id35" draw:end-glue-point="0" svg:d="M11073 5247c780 0 651 628 509 875s-295 111-295 925" svg:viewBox="0 0 617 1801">
            <text:p/>
          </draw:connector>
        </draw:g>
        <draw:g>
          <draw:custom-shape draw:style-name="gr31" draw:text-style-name="P3" draw:layer="layout" svg:width="1.427cm" svg:height="1.429cm" svg:x="3.039cm" svg:y="13.15cm">
            <text:p text:style-name="P2"><text:span text:style-name="T2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429cm" svg:height="1.429cm" draw:transform="rotate (-3.14159265358979) translate (5.895cm 14.57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5" draw:layer="layout" draw:type="curve" svg:x1="5.321cm" svg:y1="13.863cm" svg:x2="7.325cm" svg:y2="13.864cm" draw:start-shape="id36" draw:start-glue-point="6" draw:end-shape="id37" draw:end-glue-point="3" svg:d="M5321 13863c1489 0 488 1 2004 1" svg:viewBox="0 0 2005 2">
            <text:p/>
          </draw:connector>
          <draw:custom-shape draw:style-name="gr5" draw:text-style-name="P6" xml:id="id36" draw:id="id36" draw:layer="layout" svg:width="0.283cm" svg:height="0.284cm" draw:transform="rotate (-3.14159265358979) translate (5.321cm 14.0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3" xml:id="id37" draw:id="id37" draw:layer="layout" svg:width="1.43cm" svg:height="1.429cm" svg:x="7.325cm" svg:y="13.15cm">
            <text:p text:style-name="P2"><text:span text:style-name="T2">B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xml:id="id38" draw:id="id38" draw:layer="layout" svg:width="1.426cm" svg:height="1.429cm" draw:transform="rotate (-3.14159265358979) translate (10.181cm 14.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7" draw:text-style-name="P5" draw:layer="layout" draw:type="curve" svg:x1="10.181cm" svg:y1="13.866cm" svg:x2="11.611cm" svg:y2="13.866cm" draw:start-shape="id38" draw:start-glue-point="3" svg:d="M10181 13866h1430" svg:viewBox="0 0 1431 1">
            <text:p/>
          </draw:connector>
          <draw:custom-shape draw:style-name="gr5" draw:text-style-name="P6" draw:layer="layout" svg:width="0.286cm" svg:height="0.283cm" draw:transform="rotate (-3.14159265358979) translate (9.61cm 14.0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5" draw:layer="layout" draw:type="curve" svg:x1="7.204cm" svg:y1="12.181cm" svg:x2="8.754cm" svg:y2="13.15cm" draw:start-shape="id39" draw:start-glue-point="2" draw:end-shape="id40" draw:end-glue-point="2" svg:d="M7204 12181c0 712 1550 228 1550 969" svg:viewBox="0 0 1551 970">
            <text:p/>
          </draw:connector>
          <draw:custom-shape draw:style-name="gr8" draw:text-style-name="P4" xml:id="id40" draw:id="id40" draw:layer="layout" svg:width="2.857cm" svg:height="1.429cm" draw:transform="rotate (-3.14159265358979) translate (10.182cm 14.57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8" xml:id="id39" draw:id="id39" draw:layer="layout" svg:width="1.951cm" svg:height="0.962cm" svg:x="6.229cm" svg:y="11.219cm">
            <draw:text-box>
              <text:p text:style-name="P7"><text:span text:style-name="T2">prev</text:span></text:p>
            </draw:text-box>
          </draw:frame>
          <draw:custom-shape draw:style-name="gr11" draw:text-style-name="P4" draw:layer="layout" svg:width="1.427cm" svg:height="1.429cm" svg:x="13.037cm" svg:y="13.1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xml:id="id41" draw:id="id41" draw:layer="layout" svg:width="0.286cm" svg:height="0.284cm" svg:x="13.609cm" svg:y="13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3" xml:id="id42" draw:id="id42" draw:layer="layout" svg:width="1.426cm" svg:height="1.429cm" svg:x="15.894cm" svg:y="13.151cm">
            <text:p text:style-name="P2"><text:span text:style-name="T2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5" draw:layer="layout" draw:type="curve" svg:x1="13.895cm" svg:y1="13.868cm" svg:x2="15.894cm" svg:y2="13.865cm" draw:start-shape="id41" draw:start-glue-point="10" draw:end-shape="id42" draw:end-glue-point="3" svg:d="M13895 13868c1501 0 502-3 1999-3" svg:viewBox="0 0 2000 4">
            <text:p/>
          </draw:connector>
          <draw:custom-shape draw:style-name="gr34" draw:text-style-name="P3" xml:id="id44" draw:id="id44" draw:layer="layout" svg:width="1.43cm" svg:height="1.429cm" svg:x="11.607cm" svg:y="13.151cm">
            <text:p text:style-name="P2"><text:span text:style-name="T2">C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3" xml:id="id45" draw:id="id45" draw:layer="layout" svg:width="1.43cm" svg:height="1.429cm" svg:x="9.68cm" svg:y="15.666cm">
            <text:p text:style-name="P2"><text:span text:style-name="T2">X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xml:id="id43" draw:id="id43" draw:layer="layout" svg:width="1.426cm" svg:height="1.429cm" draw:transform="rotate (-3.14159265358979) translate (12.536cm 17.0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5" draw:layer="layout" draw:type="curve" svg:x1="12.536cm" svg:y1="16.382cm" svg:x2="12.322cm" svg:y2="14.58cm" draw:start-shape="id43" draw:start-glue-point="3" draw:end-shape="id44" draw:end-glue-point="2" svg:d="M12536 16382c780 0 651-630 402-877s-616-111-616-925" svg:viewBox="0 0 809 1803">
            <text:p/>
          </draw:connector>
          <draw:custom-shape draw:style-name="gr5" draw:text-style-name="P6" draw:layer="layout" svg:width="0.286cm" svg:height="0.283cm" draw:transform="rotate (-3.14159265358979) translate (11.965cm 16.5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5" draw:layer="layout" svg:x1="11.875cm" svg:y1="16.382cm" svg:x2="12.536cm" svg:y2="16.382cm">
            <text:p/>
          </draw:line>
          <draw:line draw:style-name="gr19" draw:text-style-name="P5" draw:layer="layout" svg:x1="9.52cm" svg:y1="13.866cm" svg:x2="10.181cm" svg:y2="13.866cm">
            <text:p/>
          </draw:line>
          <draw:connector draw:style-name="gr4" draw:text-style-name="P5" draw:layer="layout" draw:type="curve" svg:x1="10.181cm" svg:y1="13.866cm" svg:x2="10.395cm" svg:y2="15.666cm" draw:start-shape="id38" draw:start-glue-point="3" draw:end-shape="id45" draw:end-glue-point="0" svg:d="M10181 13866c780 0 651 628 509 875s-295 111-295 925" svg:viewBox="0 0 617 1801">
            <text:p/>
          </draw:connector>
          <draw:custom-shape draw:style-name="gr14" draw:text-style-name="P4" xml:id="id47" draw:id="id47" draw:layer="layout" svg:width="2.853cm" svg:height="1.429cm" svg:x="11.611cm" svg:y="13.1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5" draw:layer="layout" draw:type="curve" svg:x1="14.405cm" svg:y1="12.182cm" svg:x2="13.037cm" svg:y2="13.152cm" draw:start-shape="id46" draw:start-glue-point="2" draw:end-shape="id47" draw:end-glue-point="0" svg:d="M14405 12182c0 712-1368 228-1368 970" svg:viewBox="0 0 1369 971">
            <text:p/>
          </draw:connector>
          <draw:frame draw:style-name="gr9" draw:text-style-name="P8" xml:id="id46" draw:id="id46" draw:layer="layout" svg:width="1.951cm" svg:height="0.962cm" svg:x="13.43cm" svg:y="11.22cm">
            <draw:text-box>
              <text:p text:style-name="P7"><text:span text:style-name="T2">trav</text:span></text:p>
            </draw:text-box>
          </draw:frame>
        </draw:g>
      </draw:page>
      <draw:page draw:name="page4" draw:style-name="dp1" draw:master-page-name="Default">
        <draw:custom-shape draw:style-name="gr1" draw:text-style-name="P1" draw:layer="layout" svg:width="9.814cm" svg:height="1.6cm" svg:x="0cm" svg:y="-2.2cm">
          <text:p text:style-name="P1"><text:span text:style-name="T1">Delete</text:span></text:p>
          <draw:enhanced-geometry svg:viewBox="0 0 21600 21600" draw:type="rectangle" draw:enhanced-path="M 0 0 L 21600 0 21600 21600 0 21600 0 0 Z N"/>
        </draw:custom-shape>
        <draw:g>
          <draw:custom-shape draw:style-name="gr36" draw:text-style-name="P3" draw:layer="layout" svg:width="1.427cm" svg:height="1.429cm" svg:x="6.009cm" svg:y="9.534cm">
            <text:p text:style-name="P2"><text:span text:style-name="T2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429cm" svg:height="1.429cm" draw:transform="rotate (-3.14159265358979) translate (8.865cm 10.9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7" draw:text-style-name="P5" draw:layer="layout" draw:type="curve" svg:x1="8.865cm" svg:y1="10.25cm" svg:x2="10.295cm" svg:y2="10.248cm" draw:start-shape="id48" draw:start-glue-point="3" draw:end-shape="id49" draw:end-glue-point="3" svg:d="M8865 10250c1072 0 358-2 1430-2" svg:viewBox="0 0 1431 3">
            <text:p/>
          </draw:connector>
          <draw:custom-shape draw:style-name="gr5" draw:text-style-name="P6" draw:layer="layout" svg:width="0.283cm" svg:height="0.284cm" draw:transform="rotate (-3.14159265358979) translate (8.291cm 10.3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3" xml:id="id49" draw:id="id49" draw:layer="layout" svg:width="1.43cm" svg:height="1.429cm" svg:x="10.295cm" svg:y="9.534cm">
            <text:p text:style-name="P2"><text:span text:style-name="T2">B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xml:id="id50" draw:id="id50" draw:layer="measurelines" svg:width="1.426cm" svg:height="1.429cm" draw:transform="rotate (-3.14159265358979) translate (13.151cm 10.9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8" draw:text-style-name="P5" draw:layer="measurelines" draw:type="curve" svg:x1="13.151cm" svg:y1="10.25cm" svg:x2="14.581cm" svg:y2="10.25cm" draw:start-shape="id50" draw:start-glue-point="3" svg:d="M13151 10250h1430" svg:viewBox="0 0 1431 1">
            <text:p/>
          </draw:connector>
          <draw:custom-shape draw:style-name="gr5" draw:text-style-name="P6" draw:layer="measurelines" svg:width="0.286cm" svg:height="0.283cm" draw:transform="rotate (-3.14159265358979) translate (12.58cm 10.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5" draw:layer="layout" draw:type="curve" svg:x1="13.174cm" svg:y1="8.565cm" svg:x2="11.724cm" svg:y2="9.534cm" draw:start-shape="id51" draw:start-glue-point="2" draw:end-shape="id52" draw:end-glue-point="2" svg:d="M13174 8565c0 712-1450 228-1450 969" svg:viewBox="0 0 1451 970">
            <text:p/>
          </draw:connector>
          <draw:custom-shape draw:style-name="gr8" draw:text-style-name="P4" xml:id="id52" draw:id="id52" draw:layer="layout" svg:width="2.857cm" svg:height="1.429cm" draw:transform="rotate (-3.14159265358979) translate (13.152cm 10.9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8" xml:id="id51" draw:id="id51" draw:layer="layout" svg:width="1.951cm" svg:height="0.962cm" svg:x="12.199cm" svg:y="7.603cm">
            <draw:text-box>
              <text:p text:style-name="P7"><text:span text:style-name="T2">trav</text:span></text:p>
            </draw:text-box>
          </draw:frame>
          <draw:custom-shape draw:style-name="gr11" draw:text-style-name="P4" draw:layer="layout" svg:width="1.427cm" svg:height="1.429cm" svg:x="16.007cm" svg:y="9.5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xml:id="id53" draw:id="id53" draw:layer="layout" svg:width="0.286cm" svg:height="0.284cm" svg:x="16.579cm" svg:y="10.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3" xml:id="id54" draw:id="id54" draw:layer="layout" svg:width="1.426cm" svg:height="1.429cm" svg:x="18.864cm" svg:y="9.535cm">
            <text:p text:style-name="P2"><text:span text:style-name="T2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5" draw:layer="layout" draw:type="curve" svg:x1="16.865cm" svg:y1="10.252cm" svg:x2="18.864cm" svg:y2="10.249cm" draw:start-shape="id53" draw:start-glue-point="10" draw:end-shape="id54" draw:end-glue-point="3" svg:d="M16865 10252c1501 0 502-3 1999-3" svg:viewBox="0 0 2000 4">
            <text:p/>
          </draw:connector>
          <draw:custom-shape draw:style-name="gr40" draw:text-style-name="P3" xml:id="id55" draw:id="id55" draw:layer="layout" svg:width="1.43cm" svg:height="1.429cm" svg:x="14.577cm" svg:y="9.535cm">
            <text:p text:style-name="P2"><text:span text:style-name="T2">C</text:span>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curve" draw:line-skew="-2.496cm 0.049cm" svg:x1="8.865cm" svg:y1="10.25cm" svg:x2="15.292cm" svg:y2="10.964cm" draw:start-shape="id48" draw:start-glue-point="3" draw:end-shape="id55" draw:end-glue-point="2" svg:d="M8865 10250c540 0 449 641 1921 1033s4506 533 4506-319" svg:viewBox="0 0 6428 1343">
            <text:p/>
          </draw:connector>
          <draw:line draw:style-name="gr19" draw:text-style-name="P5" draw:layer="layout" svg:x1="8.204cm" svg:y1="10.248cm" svg:x2="8.865cm" svg:y2="10.248cm">
            <text:p/>
          </draw:line>
          <draw:line draw:style-name="gr19" draw:text-style-name="P5" draw:layer="layout" svg:x1="12.49cm" svg:y1="10.25cm" svg:x2="13.151cm" svg:y2="10.25cm">
            <text:p/>
          </draw:line>
          <draw:connector draw:style-name="gr4" draw:text-style-name="P5" draw:layer="layout" draw:type="curve" svg:x1="6.212cm" svg:y1="8.566cm" svg:x2="7.437cm" svg:y2="9.535cm" draw:start-shape="id56" draw:start-glue-point="2" draw:end-shape="id48" draw:end-glue-point="2" svg:d="M6212 8566c0 712 1225 228 1225 969" svg:viewBox="0 0 1226 970">
            <text:p/>
          </draw:connector>
          <draw:frame draw:style-name="gr9" draw:text-style-name="P8" xml:id="id56" draw:id="id56" draw:layer="layout" svg:width="1.951cm" svg:height="0.962cm" svg:x="5.237cm" svg:y="7.604cm">
            <draw:text-box>
              <text:p text:style-name="P7"><text:span text:style-name="T2">prev</text:span></text:p>
            </draw:text-box>
          </draw:frame>
          <draw:custom-shape draw:style-name="gr41" draw:text-style-name="P4" xml:id="id48" draw:id="id48" draw:layer="layout" svg:width="2.856cm" svg:height="1.429cm" draw:transform="rotate (-3.14159265358979) translate (8.865cm 10.9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5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03T13:36:35.550000000</dc:date>
    <meta:editing-duration>P2DT11H50M13S</meta:editing-duration>
    <meta:editing-cycles>175</meta:editing-cycles>
    <meta:generator>LibreOffice/6.4.5.2$Windows_X86_64 LibreOffice_project/a726b36747cf2001e06b58ad5db1aa3a9a1872d6</meta:generator>
    <meta:document-statistic meta:object-count="148"/>
  </office:meta>
</office:document-meta>
</file>